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43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fo:border="0.99pt solid #000000"/>
      <style:text-properties style:font-name="FreeMono"/>
    </style:style>
    <style:style style:name="ce4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5" style:family="table-cell" style:parent-style-name="Default">
      <style:table-cell-properties fo:border="none"/>
      <style:text-properties style:font-name="FreeMono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FreeMono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FreeMono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FreeMono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FreeMon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1" style:family="table-cell" style:parent-style-name="Default">
      <style:table-cell-properties fo:background-color="#f8aa97" fo:border="0.99pt solid #000000"/>
      <style:text-properties style:font-name="FreeMono"/>
    </style:style>
    <style:style style:name="ce12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13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1"/>
          <table:table-cell table:style-name="ce1" office:value-type="string" calcext:value-type="string">
            <text:p>LevelSetCriterion&lt;T&gt; : public RefinementCriterion 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const LipschitzFunction &lt;T&gt; * level_set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12" office:value-type="string" calcext:value-type="string">
            <text:p>LevelSetCriterion(const LipschitzFunction&lt;T&gt; *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12" office:value-type="string" calcext:value-type="string">
            <text:p>virtual ~LevelSetCriterion(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13" office:value-type="string" calcext:value-type="string">
            <text:p>virtual bool operator()(std::shared_ptr&lt;Cell&lt;T&gt;&gt;) const override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5">
          <table:table-cell table:style-name="ce6"/>
          <table:table-cell table:style-name="ce7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2">
          <table:table-cell table:style-name="ce7"/>
          <table:table-cell table:style-name="ce6"/>
          <table:table-cell table:number-columns-repeated="1022"/>
        </table:table-row>
        <table:table-row table:style-name="ro1" table:number-rows-repeated="4">
          <table:table-cell table:style-name="ce8"/>
          <table:table-cell table:style-name="ce9"/>
          <table:table-cell table:number-columns-repeated="1022"/>
        </table:table-row>
        <table:table-row table:style-name="ro1" table:number-rows-repeated="2">
          <table:table-cell table:style-name="ce9" table:number-columns-repeated="2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03:22.47621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6T08:13:20.244411794</dc:date>
    <meta:editing-duration>PT19M28S</meta:editing-duration>
    <meta:editing-cycles>6</meta:editing-cycles>
    <meta:generator>LibreOffice/6.0.7.3$Linux_X86_64 LibreOffice_project/00m0$Build-3</meta:generator>
    <meta:document-statistic meta:table-count="1" meta:cell-count="9" meta:object-count="0"/>
  </office:meta>
</office:document-meta>
</file>